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f5d0" officeooo:paragraph-rsid="000883b0"/>
    </style:style>
    <style:style style:name="P2" style:family="paragraph" style:parent-style-name="Standard">
      <style:text-properties officeooo:rsid="001ff5d0" officeooo:paragraph-rsid="000ab51a"/>
    </style:style>
    <style:style style:name="P3" style:family="paragraph" style:parent-style-name="Standard">
      <style:text-properties officeooo:rsid="000ab51a" officeooo:paragraph-rsid="000ab51a"/>
    </style:style>
    <style:style style:name="P4" style:family="paragraph" style:parent-style-name="Standard">
      <style:text-properties officeooo:rsid="000883b0" officeooo:paragraph-rsid="000883b0"/>
    </style:style>
    <style:style style:name="P5" style:family="paragraph" style:parent-style-name="Standard">
      <style:text-properties officeooo:rsid="000ab51a" officeooo:paragraph-rsid="000ab51a"/>
    </style:style>
    <style:style style:name="P6" style:family="paragraph">
      <style:paragraph-properties fo:text-align="center"/>
    </style:style>
    <style:style style:name="T1" style:family="text">
      <style:text-properties officeooo:rsid="000883b0"/>
    </style:style>
    <style:style style:name="T2" style:family="text">
      <style:text-properties officeooo:rsid="000ab51a"/>
    </style:style>
    <style:style style:name="T3" style:family="text">
      <style:text-properties officeooo:rsid="000e35ed"/>
    </style:style>
    <style:style style:name="T4" style:family="text">
      <style:text-properties officeooo:rsid="000f979d"/>
    </style:style>
    <style:style style:name="gr1" style:family="graphic">
      <style:graphic-properties draw:stroke="solid" svg:stroke-width="0.18mm" svg:stroke-color="#000000" svg:stroke-opacity="100%" draw:stroke-linejoin="round" draw:fill-color="#00cc00" draw:opacity="50%" draw:textarea-horizontal-align="center" draw:textarea-vertical-align="middle" fo:padding-top="0.09mm" fo:padding-bottom="0.09mm" fo:padding-left="0.09mm" fo:padding-right="0.09mm" draw:shadow="visible" draw:shadow-offset-x="0mm" draw:shadow-offset-y="0mm"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path text:anchor-type="page" text:anchor-page-number="0" draw:z-index="0" draw:name="turtle" draw:style-name="gr1" draw:text-style-name="P6" svg:width="21.16mm" svg:height="21.16mm" svg:x="94.4mm" svg:y="137.88m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text:p text:style-name="P2">; <text:span text:style-name="T3">Un corridoio infinito fatto di quadrati (il corridoio di Borromeo Colmi di Michael Ende...)</text:span> <text:s/></text:p>
      <text:p text:style-name="P2"/>
      <text:p text:style-name="P2"/>
      <text:p text:style-name="P3">TO QUADRATO LATO</text:p>
      <text:p text:style-name="P2"><text:span text:style-name="T1"><text:s text:c="3"/>REPEAT 4 [</text:span> </text:p>
      <text:p text:style-name="P1"><text:s text:c="6"/>FORWARD <text:span text:style-name="T2">LATO</text:span></text:p>
      <text:p text:style-name="P1"><text:s text:c="6"/>RIGHT 90 <text:s/></text:p>
      <text:p text:style-name="P4"><text:s text:c="3"/>]</text:p>
      <text:p text:style-name="P3">END</text:p>
      <text:p text:style-name="P3"/>
      <text:p text:style-name="P3">CLEARSCREEN</text:p>
      <text:p text:style-name="P3">HOME</text:p>
      <text:p text:style-name="P1"/>
      <text:p text:style-name="P3">LATO = 100</text:p>
      <text:p text:style-name="P3">REPEAT [</text:p>
      <text:p text:style-name="P3"><text:s text:c="3"/><text:span text:style-name="T4">SLEEP 500</text:span></text:p>
      <text:p text:style-name="P3"><text:s text:c="3"/>QUADRATO LATO</text:p>
      <text:p text:style-name="P3"><text:s text:c="3"/><text:span text:style-name="T4">PENUP</text:span></text:p>
      <text:p text:style-name="P3"><text:s text:c="3"/>FORWARD LATO*.025</text:p>
      <text:p text:style-name="P3"><text:s text:c="3"/>RIGHT 9<text:span text:style-name="T4">0</text:span></text:p>
      <text:p text:style-name="P3"><text:s text:c="3"/>FORWARD LATO*.025</text:p>
      <text:p text:style-name="P3"><text:s text:c="3"/>LEFT 90</text:p>
      <text:p text:style-name="P3"><text:s text:c="3"/><text:span text:style-name="T4">PENDOWN</text:span></text:p>
      <text:p text:style-name="P3"><text:s text:c="3"/>LATO = LATO*.95</text:p>
      <text:p text:style-name="P3">]</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Dashed_20__28_var_29__20_4" draw:display-name="Dashed (var) 4" draw:style="rect" draw:dots1="1" draw:distance="0mm"/>
    <draw:stroke-dash draw:name="Dashed_20__28_var_29__20_5" draw:display-name="Dashed (var) 5" draw:style="rect" draw:dots2="1" draw:dots2-length="0.2mm" draw:distance="0.2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7T22:34:28.166575422</meta:creation-date>
    <dc:title>template-default</dc:title>
    <meta:generator>LibreOffice/4.2.8.2$Linux_x86 LibreOffice_project/420m0$Build-2</meta:generator>
    <meta:editing-duration>PT17M30S</meta:editing-duration>
    <meta:editing-cycles>7</meta:editing-cycles>
    <dc:date>2016-11-26T08:02:19.910856113</dc:date>
    <meta:document-statistic meta:table-count="0" meta:image-count="0" meta:object-count="0" meta:page-count="1" meta:paragraph-count="21" meta:word-count="52" meta:character-count="325" meta:non-whitespace-character-count="244"/>
    <meta:template xlink:type="simple" xlink:actuate="onRequest" xlink:title="template-default" xlink:href="../../../.config/libreoffice/4/user/template/template-default.ott" meta:date="2016-11-17T22:34:27.961310298"/>
  </office:meta>
</office:document-meta>
</file>